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171H34M44.093051S" calcext:value-type="time">
            <text:p>1171:34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/>
          <table:table-cell table:formula="of:=IF([.G223]-[.F223] &gt; 0; [.G223]-[.F223]; 0)" office:value-type="time" office:time-value="PT00H00M00S" calcext:value-type="time">
            <text:p>00:00</text:p>
          </table:table-cell>
          <table:table-cell table:formula="of:=[.D223]+[.H223]" office:value-type="time" office:time-value="PT03H44M48.901S" calcext:value-type="time">
            <text:p>03:44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24]-[.B224] &gt; 0; [.C224]-[.B22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4]-[.F224] &gt; 0; [.G224]-[.F224]; 0)" office:value-type="time" office:time-value="PT00H00M00S" calcext:value-type="time">
            <text:p>00:00</text:p>
          </table:table-cell>
          <table:table-cell table:formula="of:=[.D224]+[.H22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5]-[.B225] &gt; 0; [.C225]-[.B2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5]-[.F225] &gt; 0; [.G225]-[.F225]; 0)" office:value-type="time" office:time-value="PT00H00M00S" calcext:value-type="time">
            <text:p>00:00</text:p>
          </table:table-cell>
          <table:table-cell table:formula="of:=[.D225]+[.H2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6]-[.B226] &gt; 0; [.C226]-[.B2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6]-[.F226] &gt; 0; [.G226]-[.F226]; 0)" office:value-type="time" office:time-value="PT00H00M00S" calcext:value-type="time">
            <text:p>00:00</text:p>
          </table:table-cell>
          <table:table-cell table:formula="of:=[.D226]+[.H2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7]-[.B227] &gt; 0; [.C227]-[.B22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7]-[.F227] &gt; 0; [.G227]-[.F227]; 0)" office:value-type="time" office:time-value="PT00H00M00S" calcext:value-type="time">
            <text:p>00:00</text:p>
          </table:table-cell>
          <table:table-cell table:style-name="ce18" table:formula="of:=[.D227]+[.H22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03H44M48.901S" calcext:value-type="time">
            <text:p>03:4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0]-[.B230] &gt; 0; [.C230]-[.B2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0]-[.F230] &gt; 0; [.G230]-[.F230]; 0)" office:value-type="time" office:time-value="PT00H00M00S" calcext:value-type="time">
            <text:p>00:00</text:p>
          </table:table-cell>
          <table:table-cell table:formula="of:=[.D230]+[.H2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1]-[.B231] &gt; 0; [.C231]-[.B2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1]-[.F231] &gt; 0; [.G231]-[.F231]; 0)" office:value-type="time" office:time-value="PT00H00M00S" calcext:value-type="time">
            <text:p>00:00</text:p>
          </table:table-cell>
          <table:table-cell table:formula="of:=[.D231]+[.H2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2]-[.B232] &gt; 0; [.C232]-[.B2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2]-[.F232] &gt; 0; [.G232]-[.F232]; 0)" office:value-type="time" office:time-value="PT00H00M00S" calcext:value-type="time">
            <text:p>00:00</text:p>
          </table:table-cell>
          <table:table-cell table:formula="of:=[.D232]+[.H2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3]-[.B233] &gt; 0; [.C233]-[.B23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4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9">00/00/0000</text:date>, <text:time style:data-style-name="N2" text:time-value="08:01:26.90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29T13:43:46.955000000</dc:date>
    <meta:editing-duration>P51DT17H51M4S</meta:editing-duration>
    <meta:editing-cycles>1363</meta:editing-cycles>
    <meta:generator>LibreOffice/7.2.6.2$Windows_X86_64 LibreOffice_project/b0ec3a565991f7569a5a7f5d24fed7f52653d754</meta:generator>
    <meta:document-statistic meta:table-count="2" meta:cell-count="1694" meta:object-count="0"/>
  </office:meta>
</office:document-meta>
</file>